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 style:writing-mode="lr-tb"/>
      <style:text-properties fo:color="#000000" fo:font-size="13.5pt" fo:text-shadow="none"/>
    </style:style>
    <style:style style:name="P2" style:family="paragraph">
      <style:paragraph-properties fo:line-height="100%" style:writing-mode="lr-tb"/>
      <style:text-properties fo:color="#000000" fo:font-size="13.5pt" fo:text-shadow="none"/>
    </style:style>
    <style:style style:name="P3" style:family="paragraph">
      <loext:graphic-properties draw:fill="none" draw:fill-color="#ffffff"/>
      <style:paragraph-properties fo:line-height="100%" fo:text-align="center" style:writing-mode="lr-tb"/>
      <style:text-properties fo:color="#000000" fo:font-size="13.5pt" fo:text-shadow="none"/>
    </style:style>
    <style:style style:name="P4" style:family="paragraph">
      <loext:graphic-properties draw:fill-color="#ffffff"/>
    </style:style>
    <style:style style:name="P5" style:family="paragraph">
      <style:paragraph-properties fo:line-height="100%" fo:text-align="start" style:writing-mode="lr-tb"/>
      <style:text-properties fo:color="#000000" fo:font-size="13.5pt" fo:text-shadow="none"/>
    </style:style>
    <style:style style:name="P6" style:family="paragraph">
      <loext:graphic-properties draw:fill="none" draw:fill-color="#ffffff"/>
      <style:paragraph-properties fo:line-height="100%" fo:text-align="start" style:writing-mode="lr-tb"/>
      <style:text-properties fo:color="#000000" fo:font-size="13.5pt" fo:text-shadow="none"/>
    </style:style>
    <style:style style:name="P7" style:family="paragraph">
      <style:paragraph-properties fo:line-height="100%" style:writing-mode="lr-tb"/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paragraph-properties fo:line-height="100%" style:writing-mode="lr-tb"/>
      <style:text-properties style:font-name="Segoe UI Semibold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00%" style:writing-mode="lr-tb"/>
      <style:text-properties fo:font-size="13.5pt"/>
    </style:style>
    <style:style style:name="P11" style:family="paragraph">
      <style:text-properties fo:font-size="13.5pt"/>
    </style:style>
    <style:style style:name="P12" style:family="paragraph">
      <loext:graphic-properties draw:fill="none" draw:fill-color="#ffffff"/>
      <style:paragraph-properties fo:line-height="150%"/>
      <style:text-properties fo:font-size="13.5pt"/>
    </style:style>
    <style:style style:name="P13" style:family="paragraph">
      <style:paragraph-properties fo:line-height="100%" fo:text-align="center" style:writing-mode="lr-tb"/>
      <style:text-properties fo:color="#000000" fo:font-size="32pt" fo:text-shadow="none" style:font-size-asian="32pt" style:font-size-complex="32pt"/>
    </style:style>
    <style:style style:name="P14" style:family="paragraph">
      <loext:graphic-properties draw:fill="none" draw:fill-color="#ffffff"/>
      <style:paragraph-properties fo:line-height="100%" fo:text-align="center" style:writing-mode="lr-tb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99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color="#000099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text-shadow="none" style:font-size-asian="32pt" style:font-size-complex="32pt"/>
    </style:style>
    <style:style style:name="T5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Segoe UI Semibold" fo:font-size="32pt" style:font-size-asian="32pt" style:font-size-complex="32pt"/>
    </style:style>
    <style:style style:name="T9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8pt"/>
    </style:style>
    <style:style style:name="T11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892cm" svg:height="7.062cm" svg:x="1.524cm" svg:y="0.812cm">
          <draw:text-box>
            <text:p text:style-name="P1"><text:span text:style-name="T1">Psalm 32:1-7</text:span></text:p>
            <text:p text:style-name="P2"><text:span text:style-name="T2">1</text:span><text:span text:style-name="T3">Blessed is the one whose transgression is </text:span></text:p>
            <text:p text:style-name="P2"><text:span text:style-name="T3"><text:s/></text:span><text:span text:style-name="T3">forgiven,</text:span></text:p>
            <text:p text:style-name="P2"><text:span text:style-name="T4"><text:s text:c="6"/></text:span><text:span text:style-name="T5">whose sin is cove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4.384cm" svg:height="5.08cm" svg:x="1.778cm" svg:y="1.016cm">
          <draw:text-box>
            <text:p text:style-name="P5"><text:span text:style-name="T2">2</text:span><text:span text:style-name="T3">Blessed is the man against whom the Lord </text:span></text:p>
            <text:p text:style-name="P2"><text:span text:style-name="T3"><text:s/></text:span><text:span text:style-name="T3">counts no iniquity,</text:span></text:p>
            <text:p text:style-name="P2"><text:span text:style-name="T4"><text:s text:c="5"/></text:span><text:span text:style-name="T5"><text:s/></text:span><text:span text:style-name="T5">and in whose spirit there is no dece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4.384cm" svg:height="3.493cm" svg:x="1.778cm" svg:y="1.016cm">
          <draw:text-box>
            <text:p text:style-name="P7"><text:span text:style-name="T6">3</text:span><text:span text:style-name="T7">For when I kept silent, my bones wasted away</text:span></text:p>
            <text:p text:style-name="P7"><text:span text:style-name="T8"><text:s text:c="6"/></text:span><text:span text:style-name="T9">through my groaning all day 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4.384cm" svg:height="6.287cm" svg:x="1.778cm" svg:y="1.079cm">
          <draw:text-box>
            <text:p text:style-name="P7"><text:span text:style-name="T6">4</text:span><text:span text:style-name="T7">For day and night your hand was heavy upon </text:span></text:p>
            <text:p text:style-name="P7"><text:span text:style-name="T7"><text:s/></text:span><text:span text:style-name="T7">me;</text:span></text:p>
            <text:p text:style-name="P7"><text:span text:style-name="T8"><text:s text:c="6"/></text:span><text:span text:style-name="T9">my strength was dried up as by the heat </text:span></text:p>
            <text:p text:style-name="P7"><text:span text:style-name="T9"><text:s text:c="6"/></text:span><text:span text:style-name="T9">of summ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12" draw:layer="layout" svg:width="24.892cm" svg:height="8.469cm" svg:x="1.547cm" svg:y="0.763cm">
          <draw:text-box>
            <text:p text:style-name="P10"><text:span text:style-name="T6">5</text:span><text:span text:style-name="T7">I acknowledged my sin to you, and I did not </text:span></text:p>
            <text:p text:style-name="P10"><text:span text:style-name="T7"><text:s/></text:span><text:span text:style-name="T7">cover my iniquity;</text:span></text:p>
            <text:p text:style-name="P10"><text:span text:style-name="T8"><text:s text:c="6"/></text:span><text:span text:style-name="T9">I said, "I will confess my transgressions to </text:span></text:p>
            <text:p text:style-name="P10"><text:span text:style-name="T9"><text:s text:c="6"/></text:span><text:span text:style-name="T9">the Lord," and you forgave the iniquity of </text:span></text:p>
            <text:p text:style-name="P10"><text:span text:style-name="T9"><text:s text:c="6"/></text:span><text:span text:style-name="T9">my sin.</text:span></text:p>
            <text:p text:style-name="P11"><text:span text:style-name="T10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4.892cm" svg:height="7.766cm" svg:x="1.501cm" svg:y="1.005cm">
          <draw:text-box>
            <text:p text:style-name="P7"><text:span text:style-name="T6">6</text:span><text:span text:style-name="T7">Therefore let everyone who is godly offer </text:span></text:p>
            <text:p text:style-name="P7"><text:span text:style-name="T7"><text:s/></text:span><text:span text:style-name="T7">prayer to you at a time when you may be </text:span></text:p>
            <text:p text:style-name="P7"><text:span text:style-name="T7"><text:s/></text:span><text:span text:style-name="T7">found;</text:span></text:p>
            <text:p text:style-name="P7"><text:span text:style-name="T8"><text:s text:c="5"/></text:span><text:span text:style-name="T9">surely in the rush of great waters, they </text:span></text:p>
            <text:p text:style-name="P7"><text:span text:style-name="T9"><text:s text:c="5"/></text:span><text:span text:style-name="T9">shall not reac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8" draw:layer="layout" svg:width="24.892cm" svg:height="6.263cm" svg:x="1.524cm" svg:y="0.849cm">
          <draw:text-box>
            <text:p text:style-name="P7"><text:span text:style-name="T6">7</text:span><text:span text:style-name="T7">You are a hiding place for me; you preserve me </text:span></text:p>
            <text:p text:style-name="P7"><text:span text:style-name="T7"><text:s/></text:span><text:span text:style-name="T7">from trouble;</text:span></text:p>
            <text:p text:style-name="P7"><text:span text:style-name="T8"><text:s text:c="6"/></text:span><text:span text:style-name="T9">you surround me with shouts of </text:span></text:p>
            <text:p text:style-name="P7"><text:span text:style-name="T9"><text:s text:c="6"/></text:span><text:span text:style-name="T9">delivera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14" draw:layer="layout" svg:width="24.384cm" svg:height="5.279cm" svg:x="1.778cm" svg:y="1.071cm">
          <draw:text-box>
            <text:p text:style-name="P13"><text:span text:style-name="T11">C: Glory be to the Father and to the Son</text:span></text:p>
            <text:p text:style-name="P13"><text:span text:style-name="T11">and to the Holy Spirit;</text:span></text:p>
            <text:p text:style-name="P13"><text:span text:style-name="T11">as it was in the beginning,</text:span></text:p>
            <text:p text:style-name="P13"><text:span text:style-name="T11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3-08T14:38:00.062000000</meta:creation-date>
    <dc:date>2017-09-07T19:19:16.413000000</dc:date>
    <meta:editing-duration>PT9M41S</meta:editing-duration>
    <meta:editing-cycles>4</meta:editing-cycles>
    <meta:generator>LibreOffice/5.4.0.3$Windows_X86_64 LibreOffice_project/7556cbc6811c9d992f4064ab9287069087d7f62c</meta:generator>
    <meta:document-statistic meta:object-count="45"/>
  </office:meta>
</office:document-meta>
</file>